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57mm"/>
    </style:style>
    <style:style style:name="co2" style:family="table-column">
      <style:table-column-properties fo:break-before="auto" style:column-width="70.19mm"/>
    </style:style>
    <style:style style:name="co3" style:family="table-column">
      <style:table-column-properties fo:break-before="auto" style:column-width="58.16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6.51mm"/>
    </style:style>
    <style:style style:name="ro1" style:family="table-row">
      <style:table-row-properties style:row-height="34.3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9.57mm" fo:break-before="auto" style:use-optimal-row-height="true"/>
    </style:style>
    <style:style style:name="ro4" style:family="table-row">
      <style:table-row-properties style:row-height="26mm" fo:break-before="auto" style:use-optimal-row-height="true"/>
    </style:style>
    <style:style style:name="ro5" style:family="table-row">
      <style:table-row-properties style:row-height="30.2mm" fo:break-before="auto" style:use-optimal-row-height="true"/>
    </style:style>
    <style:style style:name="ro6" style:family="table-row">
      <style:table-row-properties style:row-height="5.64mm" fo:break-before="auto" style:use-optimal-row-height="true"/>
    </style:style>
    <style:style style:name="ro7" style:family="table-row">
      <style:table-row-properties style:row-height="5.91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13.5pt" fo:font-style="normal" fo:text-shadow="none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ce3" style:family="table-cell" style:parent-style-name="Default">
      <style:table-cell-properties fo:background-color="#000000" style:rotation-align="none"/>
      <style:text-properties fo:color="#ff66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000000" style:rotation-align="none"/>
      <style:text-properties fo:color="#ffcc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0000" style:rotation-align="none"/>
      <style:text-properties fo:color="#ff99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fo:color="#ff33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000000" style:rotation-align="none"/>
      <style:text-properties fo:color="#ff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000000" style:rotation-align="none"/>
      <style:text-properties fo:color="#ff00cc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000000" style:rotation-align="none"/>
      <style:text-properties fo:color="#ff33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000000" style:rotation-align="none"/>
      <style:text-properties fo:color="#99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000000" style:rotation-align="none"/>
      <style:text-properties fo:color="#6666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000000" style:rotation-align="none"/>
      <style:text-properties fo:color="#00cc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000000" style:rotation-align="none"/>
      <style:text-properties fo:color="#66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000000" style:rotation-align="none"/>
      <style:text-properties fo:color="#33ff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000000" style:rotation-align="none"/>
      <style:text-properties fo:color="#99ff6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000000" style:rotation-align="none"/>
      <style:text-properties fo:color="#ccff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000000" style:rotation-align="none"/>
      <style:text-properties fo:color="#ffff6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000000" style:rotation-align="none"/>
      <style:text-properties fo:color="#ff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000000" style:rotation-align="none"/>
      <style:text-properties fo:color="#ff66cc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000000" style:rotation-align="non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000000" style:rotation-align="none"/>
      <style:text-properties fo:color="#0066cc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000000" style:rotation-align="none"/>
      <style:text-properties fo:color="#00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000000" style:rotation-align="none"/>
      <style:text-properties fo:color="#0099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0099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000000" style:rotation-align="none"/>
      <style:text-properties fo:color="#1933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000000" style:rotation-align="none"/>
      <style:text-properties fo:color="#ffcc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000000" style:rotation-align="none"/>
      <style:text-properties fo:color="#6619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000000" style:rotation-align="none"/>
      <style:text-properties fo:color="#6666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rotation-align="none"/>
      <style:text-properties fo:color="#cc99cc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000000" style:rotation-align="none"/>
      <style:text-properties fo:color="#ffd32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000000" style:rotation-align="none"/>
      <style:text-properties fo:color="#cc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.5pt" fo:font-style="normal" fo:text-shadow="none" style:text-underline-style="none" fo:font-weight="bold" style:font-size-asian="13.5pt" style:font-style-asian="normal" style:font-weight-asian="bold" style:font-size-complex="13.5pt" style:font-style-complex="normal" style:font-weight-complex="bold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193300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000000"/>
    </style:style>
    <style:style style:name="T4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66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cc00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0000ff"/>
    </style:style>
    <style:style style:name="T7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9900"/>
    </style:style>
    <style:style style:name="T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3300"/>
    </style:style>
    <style:style style:name="T9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3333"/>
    </style:style>
    <style:style style:name="T10" style:family="text">
      <style:text-properties fo:color="#ff00cc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33ff"/>
    </style:style>
    <style:style style:name="T12" style:family="text">
      <style:text-properties fo:color="#ff66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ffff"/>
    </style:style>
    <style:style style:name="T14" style:family="text">
      <style:text-properties fo:color="#ffcc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ff99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fo:color="#ff33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fo:color="#ff3333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8" style:family="text">
      <style:text-properties fo:color="#9900ff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9" style:family="text">
      <style:text-properties fo:color="#6666ff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0" style:family="text">
      <style:text-properties fo:color="#00ccff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1" style:family="text">
      <style:text-properties fo:color="#66ffff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2" style:family="text">
      <style:text-properties fo:color="#33ff99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3" style:family="text">
      <style:text-properties fo:color="#99ff66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4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c00000"/>
    </style:style>
    <style:style style:name="T25" style:family="text">
      <style:text-properties fo:color="#ccff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fo:color="#ffff66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7" style:family="text">
      <style:text-properties fo:color="#ff9999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8" style:family="text">
      <style:text-properties fo:color="#ff66cc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9" style:family="text">
      <style:text-properties fo:color="#0000ff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0" style:family="text">
      <style:text-properties fo:color="#0066cc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1" style:family="text">
      <style:text-properties fo:color="#009999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2" style:family="text">
      <style:text-properties fo:color="#009933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3" style:family="text">
      <style:text-properties fo:color="#0099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4" style:family="text">
      <style:text-properties fo:color="#1933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5" style:family="text">
      <style:text-properties fo:color="#ffcc99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6" style:family="text">
      <style:text-properties fo:color="#6619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7" style:family="text">
      <style:text-properties fo:color="#666633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8" style:family="text">
      <style:text-properties fo:color="#cc99cc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9" style:family="text">
      <style:text-properties fo:color="#ffd32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40" style:family="text">
      <style:text-properties fo:color="#cc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4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0066cc"/>
    </style:style>
    <style:style style:name="T4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009999"/>
    </style:style>
    <style:style style:name="T4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661900"/>
    </style:style>
    <style:style style:name="T44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6666ff"/>
    </style:style>
    <style:style style:name="T4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009933"/>
    </style:style>
    <style:style style:name="T4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00ccff"/>
    </style:style>
    <style:style style:name="T47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cc99"/>
    </style:style>
    <style:style style:name="T4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66ffff"/>
    </style:style>
    <style:style style:name="T49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33ff99"/>
    </style:style>
    <style:style style:name="T5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666633"/>
    </style:style>
    <style:style style:name="T5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99ff66"/>
    </style:style>
    <style:style style:name="T5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ccff00"/>
    </style:style>
    <style:style style:name="T5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9900ff"/>
    </style:style>
    <style:style style:name="T54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cc0000"/>
    </style:style>
    <style:style style:name="T5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ff66"/>
    </style:style>
    <style:style style:name="T5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9999"/>
    </style:style>
    <style:style style:name="T57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cc99cc"/>
    </style:style>
    <style:style style:name="T5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d320"/>
    </style:style>
    <style:style style:name="T59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fo:color="#ff66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number-columns-repeated="1020" table:default-cell-style-name="ce33"/>
        <table:table-row table:style-name="ro1">
          <table:table-cell table:style-name="ce1" office:value-type="string" calcext:value-type="string">
            <text:p>How effectively did the tool support you completing the previous tasks?</text:p>
          </table:table-cell>
          <table:table-cell table:style-name="ce1" office:value-type="string" calcext:value-type="string">
            <text:p>What were the most useful features of the tool that helped you accomplishing your tasks?</text:p>
          </table:table-cell>
          <table:table-cell table:style-name="ce1" office:value-type="string" calcext:value-type="string">
            <text:p>What were the main weaknesses exhibited by the tool while executing your tasks?</text:p>
          </table:table-cell>
          <table:table-cell table:style-name="ce1" office:value-type="string" calcext:value-type="string">
            <text:p>Can you think of other additional features that would have helped you accomplish your tasks?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34" office:value-type="string" calcext:value-type="string">
            <text:p>filters</text:p>
          </table:table-cell>
          <table:table-cell table:style-name="ce1" office:value-type="string" calcext:value-type="string">
            <text:p>no weaknesses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<text:span text:style-name="T1">It returned the expected </text:span><text:span text:style-name="T2">results</text:span><text:span text:style-name="T3">.</text:span></text:p>
          </table:table-cell>
          <table:table-cell table:style-name="ce35" office:value-type="string" calcext:value-type="string">
            <text:p><text:span text:style-name="T18">Facets</text:span><text:span text:style-name="T3"> for </text:span><text:span text:style-name="T41">authors</text:span><text:span text:style-name="T3">/</text:span><text:span text:style-name="T42">years</text:span></text:p>
          </table:table-cell>
          <table:table-cell table:style-name="ce1" office:value-type="string" calcext:value-type="string">
            <text:p><text:span text:style-name="T1">1. it's </text:span><text:span text:style-name="T4">slow</text:span><text:span text:style-name="T3">.</text:span></text:p>
            <text:p><text:span text:style-name="T1">2. When selecting a </text:span><text:span text:style-name="T53">facet</text:span><text:span text:style-name="T3"> I </text:span><text:span text:style-name="T54">waited</text:span><text:span text:style-name="T3"> for the </text:span><text:span text:style-name="T44">filtered</text:span><text:span text:style-name="T3"> results appearing. After a while I got I had to click again on </text:span><text:span text:style-name="T52">"Show only"</text:span><text:span text:style-name="T3"> to see pruned results. </text:span></text:p>
            <text:p><text:span text:style-name="T1">3. "</text:span><text:span text:style-name="T55">number of rows</text:span><text:span text:style-name="T3">" and "</text:span><text:span text:style-name="T56">limit results</text:span><text:span text:style-name="T3">" should be on the same line, and maybe </text:span><text:span text:style-name="T57">renamed</text:span><text:span text:style-name="T3">, e.g. </text:span></text:p>
            <text:p><text:span text:style-name="T1">Show xx rows -- limit yy/xx results -- Sort</text:span></text:p>
            <text:p><text:span text:style-name="T1"/></text:p>
            <text:p><text:span text:style-name="T1">4. apparently </text:span><text:span text:style-name="T56">limits on results</text:span><text:span text:style-name="T3"> are applied even if the user did not specify it. This may be lead to misleading conclusions if somebody does not notice the </text:span><text:span text:style-name="T44">filter</text:span><text:span text:style-name="T3"> is applied (i.e. he/she will think there are less </text:span><text:span text:style-name="T2">results</text:span><text:span text:style-name="T3">).</text:span></text:p>
          </table:table-cell>
          <table:table-cell table:style-name="ce1" office:value-type="string" calcext:value-type="string">
            <text:p>nope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<text:span text:style-name="T1">effectively, one has only to get accustomed to the relative </text:span><text:span text:style-name="T4">slowness</text:span><text:span text:style-name="T3"> of the system</text:span></text:p>
          </table:table-cell>
          <table:table-cell table:style-name="ce1" office:value-type="string" calcext:value-type="string">
            <text:p><text:span text:style-name="T1">the </text:span><text:span text:style-name="T43">ability</text:span><text:span text:style-name="T3"> to </text:span><text:span text:style-name="T44">filter</text:span><text:span text:style-name="T3"> in many </text:span><text:span text:style-name="T45">various ways</text:span></text:p>
          </table:table-cell>
          <table:table-cell table:style-name="ce1" office:value-type="string" calcext:value-type="string">
            <text:p><text:span text:style-name="T1">- a bit of </text:span><text:span text:style-name="T4">slowness</text:span><text:span text:style-name="T3"> as mentioned already</text:span></text:p>
            <text:p><text:span text:style-name="T1">- the lack of </text:span><text:span text:style-name="T9">highlighting</text:span><text:span text:style-name="T3"> of where and how the </text:span><text:span text:style-name="T46">search</text:span><text:span text:style-name="T3"> terms matched the given </text:span><text:span text:style-name="T2">results</text:span>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It perfectly worked!</text:p>
          </table:table-cell>
          <table:table-cell table:style-name="ce1" office:value-type="string" calcext:value-type="string">
            <text:p><text:span text:style-name="T1">I like that I can </text:span><text:span text:style-name="T46">search</text:span><text:span text:style-name="T3"> </text:span><text:span text:style-name="T45">different kinds</text:span><text:span text:style-name="T3"> of </text:span><text:span text:style-name="T47">data</text:span><text:span text:style-name="T3"> in the same </text:span><text:span text:style-name="T48">search bar</text:span><text:span text:style-name="T3"> without specifying which type of </text:span><text:span text:style-name="T47">data</text:span><text:span text:style-name="T3"> I'm typing (dot, </text:span><text:span text:style-name="T41">author name</text:span><text:span text:style-name="T3"> etc.) </text:span><text:span text:style-name="T49">Sort</text:span><text:span text:style-name="T3"> by is complete of </text:span><text:span text:style-name="T50">several</text:span><text:span text:style-name="T3"> useful </text:span><text:span text:style-name="T51">features</text:span><text:span text:style-name="T3"> as well as the </text:span><text:span text:style-name="T52">"show only"</text:span><text:span text:style-name="T3"> menu</text:span></text:p>
          </table:table-cell>
          <table:table-cell table:style-name="ce1" office:value-type="string" calcext:value-type="string">
            <text:p><text:span text:style-name="T1">While using the </text:span><text:span text:style-name="T52">"show only"</text:span><text:span text:style-name="T3"> menu I was looking for a sort of "enter" </text:span><text:span text:style-name="T58">command</text:span><text:span text:style-name="T3"> after choosing the desired option</text:span></text:p>
          </table:table-cell>
          <table:table-cell table:style-name="ce1" office:value-type="string" calcext:value-type="string">
            <text:p>not now, it seems very well done!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<text:span text:style-name="T1">The </text:span><text:span text:style-name="T5">interface</text:span><text:span text:style-name="T3"> of the tool is very </text:span><text:span text:style-name="T6">clear</text:span><text:span text:style-name="T3"> and </text:span><text:span text:style-name="T7">usable</text:span><text:span text:style-name="T3">. The needed </text:span><text:span text:style-name="T8">functionalities</text:span><text:span text:style-name="T3"> are well </text:span><text:span text:style-name="T9">highlighted</text:span><text:span text:style-name="T3">.</text:span></text:p>
            <text:p><text:span text:style-name="T1"/></text:p>
            <text:p><text:span text:style-name="T10">Confidential</text:span><text:span text:style-name="T3">: I have to say that the tasks appear a bit "cut out" the tool.  The description says exactly what to do and the task is extremely </text:span><text:span text:style-name="T11">easy</text:span><text:span text:style-name="T3">.</text:span></text:p>
          </table:table-cell>
          <table:table-cell table:style-name="ce1" office:value-type="string" calcext:value-type="string">
            <text:p><text:span text:style-name="T1">- </text:span><text:span text:style-name="T46">search</text:span><text:span text:style-name="T3">: always available</text:span></text:p>
            <text:p><text:span text:style-name="T1">- </text:span><text:span text:style-name="T44">filters</text:span></text:p>
          </table:table-cell>
          <table:table-cell table:style-name="ce1" office:value-type="string" calcext:value-type="string">
            <text:p>No weaknesses, perfect for the task.</text:p>
          </table:table-cell>
          <table:table-cell table:style-name="ce1" office:value-type="string" calcext:value-type="string">
            <text:p><text:span text:style-name="T1">- a selection for</text:span><text:span text:style-name="T59"> time intervals</text:span></text:p>
          </table:table-cell>
          <table:table-cell table:number-columns-repeated="1020"/>
        </table:table-row>
        <table:table-row table:style-name="ro6" table:number-rows-repeated="3">
          <table:table-cell table:style-name="Default" table:number-columns-repeated="3"/>
          <table:table-cell table:number-columns-repeated="1021"/>
        </table:table-row>
        <table:table-row table:style-name="ro7">
          <table:table-cell table:style-name="ce2" office:value-type="string" calcext:value-type="string">
            <text:p>terms</text:p>
          </table:table-cell>
          <table:table-cell table:style-name="ce36" office:value-type="string" calcext:value-type="string">
            <text:p>positive</text:p>
          </table:table-cell>
          <table:table-cell table:style-name="ce36" office:value-type="string" calcext:value-type="string">
            <text:p>negativ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<text:span text:style-name="T12">slow </text:span><text:span text:style-name="T13">(Performances)</text:span>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<text:span text:style-name="T14">interface </text:span><text:span text:style-name="T13">(Interface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5" office:value-type="string" calcext:value-type="string">
            <text:p><text:span text:style-name="T15">usable </text:span><text:span text:style-name="T13">(Interface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6" office:value-type="string" calcext:value-type="string">
            <text:p><text:span text:style-name="T16">functionalities </text:span><text:span text:style-name="T13">(features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7" office:value-type="string" calcext:value-type="string">
            <text:p><text:span text:style-name="T17">highlighted </text:span><text:span text:style-name="T13">(Interface)</text:span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nfidential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easy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<text:span text:style-name="T18">facets </text:span><text:span text:style-name="T13">(features)</text:span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<text:span text:style-name="T19">filter </text:span><text:span text:style-name="T13">(features) (filtering)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<text:span text:style-name="T20">search </text:span><text:span text:style-name="T13">(searching)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<text:span text:style-name="T21">search bar </text:span><text:span text:style-name="T13">(features) (Interface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14" office:value-type="string" calcext:value-type="string">
            <text:p><text:span text:style-name="T22">sort </text:span><text:span text:style-name="T13">(features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15" office:value-type="string" calcext:value-type="string">
            <text:p><text:span text:style-name="T23">features</text:span><text:span text:style-name="T24"> </text:span><text:span text:style-name="T13">(features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16" office:value-type="string" calcext:value-type="string">
            <text:p><text:span text:style-name="T25">show only </text:span><text:span text:style-name="T13">(features) (filtering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<text:span text:style-name="T26">number of rows </text:span><text:span text:style-name="T13">(features) (filtering)</text:span>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8" office:value-type="string" calcext:value-type="string">
            <text:p><text:span text:style-name="T27">limit results </text:span><text:span text:style-name="T13">(features) (filtering)</text:span>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<text:span text:style-name="T28">time intervals </text:span><text:span text:style-name="T13">(extra)</text:span>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<text:span text:style-name="T29">clear </text:span><text:span text:style-name="T13">(Interface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1" office:value-type="string" calcext:value-type="string">
            <text:p><text:span text:style-name="T30">author </text:span><text:span text:style-name="T13">(features) (filtering)</text:span>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2" office:value-type="string" calcext:value-type="string">
            <text:p><text:span text:style-name="T31">year </text:span><text:span text:style-name="T13">(features) (filtering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3" office:value-type="string" calcext:value-type="string">
            <text:p><text:span text:style-name="T32">various ways </text:span><text:span text:style-name="T13">(filtering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4" office:value-type="string" calcext:value-type="string">
            <text:p><text:span text:style-name="T33">different kinds </text:span><text:span text:style-name="T13">(searching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5" office:value-type="string" calcext:value-type="string">
            <text:p><text:span text:style-name="T34">results </text:span><text:span text:style-name="T13">(searching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<text:span text:style-name="T35">data </text:span><text:span text:style-name="T13">(searching)</text:span>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7" office:value-type="string" calcext:value-type="string">
            <text:p><text:span text:style-name="T36">ability </text:span><text:span text:style-name="T13">(filtering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8" office:value-type="string" calcext:value-type="string">
            <text:p><text:span text:style-name="T37">several </text:span><text:span text:style-name="T13">(features)</text:span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38">name </text:span><text:span text:style-name="T13">(Interface)</text:span>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>
            <text:p><text:span text:style-name="T39">command </text:span><text:span text:style-name="T13">(Interface)</text:span>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1" office:value-type="string" calcext:value-type="string">
            <text:p><text:span text:style-name="T40">wait </text:span><text:span text:style-name="T13">(Performances)</text:span>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6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32" office:value-type="string" calcext:value-type="string">
            <text:p>Categories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erformanc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Functionalities/Feature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terfac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Filtering 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arching and result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xtra integr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3:57:52</meta:creation-date>
    <meta:initial-creator>Utente di Microsoft Office</meta:initial-creator>
    <dc:language>it-IT</dc:language>
    <meta:print-date>2018-02-01T14:14:36</meta:print-date>
    <dc:date>2018-02-01T18:38:36</dc:date>
    <meta:editing-cycles>19</meta:editing-cycles>
    <meta:editing-duration>PT1H46M</meta:editing-duration>
    <meta:generator>LibreOffice/5.0.6.3$MacOSX_X86_64 LibreOffice_project/490fc03b25318460cfc54456516ea2519c11d1aa</meta:generator>
    <meta:document-statistic meta:table-count="1" meta:cell-count="1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